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1" svg:font-family="'Lucida Sans'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Lucida Sans" svg:font-family="'Lucida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rectory: /home/FA11/clas/01/15/Documents/Chapter7</text:p>
      <text:p text:style-name="Standard">Mon Oct 24 19:25:44 EDT 2011</text:p>
      <text:p text:style-name="Standard">clas0115@localhost:~/Documents/Chapter7&gt; ./lu alICE</text:p>
      <text:p text:style-name="Standard">Alice Chebba<text:tab/>973-555-2015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1" svg:font-family="'Lucida Sans'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letter-kerning="true" style:font-name-asian="Albany AMT1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lbany AMT1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CC Account</meta:initial-creator>
    <meta:creation-date>2011-10-24T19:26:14</meta:creation-date>
    <meta:document-statistic meta:table-count="0" meta:image-count="0" meta:object-count="0" meta:page-count="1" meta:paragraph-count="4" meta:word-count="14" meta:character-count="159"/>
    <dc:date>2011-10-24T19:26:37</dc:date>
    <dc:creator>MCC Account</dc:creator>
    <meta:editing-duration>PT23S</meta:editing-duration>
    <meta:editing-cycles>1</meta:editing-cycles>
    <meta:generator>LibreOffice/3.3$Linux LibreOffice_project/330m19$Build-8</meta:generator>
  </office:meta>
</office:document-meta>
</file>